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indent="-0.926cm" style:auto-text-indent="false">
        <style:tab-stops/>
      </style:paragraph-properties>
      <style:text-properties style:font-name="Liberation Serif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  <style:text-properties style:font-name="Liberation Serif"/>
    </style:style>
    <style:style style:name="P7" style:family="paragraph" style:parent-style-name="Text_20_body">
      <style:paragraph-properties fo:text-align="start" style:justify-single-word="false"/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ff3333" style:font-name="Liberation Serif"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text-underline-style="solid" style:text-underline-type="double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bookmark text:name="section-103.5"/>103.5 Create, monitor and kill processes</text:h>
      <text:p text:style-name="P6"/>
      <text:p text:style-name="P6"/>
      <text:p text:style-name="P5"><text:span text:style-name="T5">Manage processes. This task includes knowing how to run jobs in the foreground and background, bringing a job from the background to the foreground and vice versa, starting a process that will run without being connected to a terminal, and signaling a program to continue running after logout. Tasks also include monitoring active processes, selecting and sorting processes for display, sending signals to processes, and killing processes. <text:line-break/></text:span></text:p>
      <text:p text:style-name="P5"><text:span text:style-name="T6">uname</text:span><text:span text:style-name="T5"><text:line-break/></text:span><text:span text:style-name="T10">prints kernel name by default<text:line-break/>-a or –all : prints all system info<text:line-break/>-s or –kernel-name : prints kernel name</text:span></text:p>
      <text:p text:style-name="P13"><text:span text:style-name="T4">-n or –nodename : prints network hostname<text:line-break/>-r or –kernel-release : prints kernel release<text:line-break/>-v or –kernel-version : prints kernel version<text:line-break/>-m or –machine : prints machine hardware name ( or arch command)<text:line-break/>-p or –processor : prints processor type<text:line-break/>-i or –hardware-platform : prints hardware platform</text:span></text:p>
      <text:p text:style-name="P13"><text:span text:style-name="T4">-o or –operating-system : prints operating system<text:line-break/>--help : help<text:line-break/>--version : version</text:span></text:p>
      <text:p text:style-name="P5"><text:span text:style-name="T5"><text:line-break/></text:span><text:span text:style-name="T6">ps<text:line-break/></text:span><text:span text:style-name="T7">The</text:span><text:span text:style-name="T6"> </text:span><text:span text:style-name="T7">ps command stands for “process status”. This one displays current running processes<text:line-break/>in a list.<text:line-break/>ps : displays running processes under attachd terminal.<text:line-break/>ps -A or ps -e = displays all processes</text:span><text:span text:style-name="T8"><text:line-break/></text:span><text:span text:style-name="Strong_20_Emphasis"><text:span text:style-name="T9">ps $(jobs -p) : displays statuses of running pids<text:line-break/>ps -x : displays processes related to user<text:line-break/>-l : long displys<text:line-break/>-j : jobs format<text:line-break/>-u; U or --User : given user<text:line-break/>u : user oriented format<text:line-break/>v : display virtual memory format<text:line-break/>--forest : displays as tree hierarchy in shell <text:line-break/>-f : full format listing<text:line-break/>ps aux sort=%mem : check processes by memory usage<text:line-break/><text:line-break/>The ps command supports 3 types of options for options preceeded by a dash, a double dash or nothing.<text:line-break/>_ Unix98 Options These single-character options may be grouped together and are preceded by a single dash (-). <text:line-break/>_ BSD Options These single-character options may be grouped together and must not be preceded by a dash. <text:line-break/>_ GNU Long Options These multi-character options are never grouped together. They’re preceded by two dashes (--). <text:line-break/></text:span></text:span><text:soft-page-break/><text:span text:style-name="Strong_20_Emphasis"><text:span text:style-name="T9">All of these can be set with the $PS_PERSONALITY environment variables.<text:line-break/></text:span></text:span></text:p>
      <text:p text:style-name="P7"><text:span text:style-name="T1">&amp; <text:s/>(ampersand)<text:line-break/></text:span><text:span text:style-name="T2">Starts directly a command in the background. It is the same as doing CNTRL+Z and bg.<text:line-break/>xclock&amp;<text:line-break/></text:span></text:p>
      <text:p text:style-name="P7"><text:span text:style-name="T1">bg <text:line-break/></text:span><text:span text:style-name="T2">Restores a job to run in background. Puts a process in the background, process running and has the prompt<text:line-break/>CNTRL + Z = stopping process<text:line-break/></text:span></text:p>
      <text:p text:style-name="P8">fg </text:p>
      <text:p text:style-name="P9">Put a process on the foreground again but doesnt have the prompt<text:line-break/>fg %n for n number of job = fg n<text:line-break/></text:p>
      <text:p text:style-name="P7"><text:span text:style-name="T1">jobs<text:line-break/></text:span><text:span text:style-name="T2">The jobs command</text:span><text:span text:style-name="T1"> </text:span><text:span text:style-name="T2">lists jobs currently running within the session<text:line-break/>jobs -l : displays jobs list with PIDs<text:line-break/>if the job has a +, then its the current process which will be the first to be “foregrounded” on call of the command fg</text:span><text:span text:style-name="T1"><text:line-break/></text:span></text:p>
      <text:p text:style-name="P7"><text:span text:style-name="T1">kill<text:line-break/></text:span><text:span text:style-name="T2">send signal to processes<text:line-break/>asynchronous way to communicate with processes<text:line-break/>SIGTSTP = cntrl + z <text:line-break/>SIGCONT = bg<text:line-break/>kill -l : list of available signals<text:line-break/>SIGINT = cntrl + c<text:line-break/>1 : SIGHUP<text:line-break/>9 : SIGKILL<text:line-break/>15 : SIGTERM (default)<text:line-break/>kill -s : send signal<text:line-break/></text:span></text:p>
      <text:p text:style-name="P7"><text:span text:style-name="T1">nohup <text:line-break/></text:span><text:span text:style-name="T2">This command starts a command that will ignore hangup signals. For example,<text:line-break/>this is how it's made to launch a programme from a shell and where the user closes the shell, without this action to close the programme as well. The programme becomes TTY less in the ps list.<text:line-break/>This is how a programme can run, even if a user logs out. When a logout action is realised by the system, all programmes receive a SIGHUP signal, which terminates all of them. But, launching a programme with the nohup command tells this programme to ignore SIGHUP signals, so the programme never closes, even if the user logs out.</text:span><text:span text:style-name="T1"><text:line-break/><text:line-break/>top<text:line-break/></text:span><text:span text:style-name="T2">Displays continuously updated list of processes in real-time. Can change output of it.<text:line-break/>q : to quit<text:line-break/>k : asks for pid of process to kill<text:line-break/>F to sort by field<text:line-break/>o for display order<text:line-break/></text:span><text:soft-page-break/><text:span text:style-name="T2">s : change update rate<text:line-break/>M : sort by memory usage<text:line-break/>P : sort by CPU usage<text:line-break/>top -p : monitor specific processes<text:line-break/>example : top -p 4322,4384 : monitors processes 4322 and 4384<text:line-break/></text:span></text:p>
      <text:p text:style-name="P5"><text:span text:style-name="T6">free<text:line-break/></text:span><text:span text:style-name="T7">Displays amount of free and used memory of the system.<text:line-break/></text:span><text:span text:style-name="Source_20_Text"><text:span text:style-name="T3">Actual Free Memory = Free + Buffers + Cached = 3,724 MB<text:line-break/>Generally the line +/- buffers/cache at column free ?</text:span></text:span><text:span text:style-name="T7"><text:line-break/></text:span></text:p>
      <text:p text:style-name="P7"><text:span text:style-name="T1">uptime<text:line-break/></text:span><text:span text:style-name="T2">Displays info about number of users, time logged on, average workload etc …<text:line-break/><text:line-break/></text:span><text:span text:style-name="T1">killall<text:line-break/></text:span><text:span text:style-name="T2">This command allows a user to kill processes by name and not pid.<text:line-break/>For example :<text:line-break/>killall vi : kills all processes named vi<text:line-break/>killall -i vi : asks for confirmation before killing each process</text:span></text:p>
      <text:p text:style-name="P4"><text:tab/><text:line-break/><text:line-break/><text:line-break/><text:span text:style-name="T1">Objectives</text:span><text:line-break/><text:line-break/>Run jobs in the foreground and background.</text:p>
      <text:p text:style-name="P1">Signal a program to continue running after logout.</text:p>
      <text:p text:style-name="P1">Monitor active processes.</text:p>
      <text:p text:style-name="P1">Select and sort processes for display.</text:p>
      <text:p text:style-name="P1">Send signals to processes.<text:line-break/><text:line-break/><text:span text:style-name="T1">Todo<text:line-break/></text:span><text:span text:style-name="T2">Learn more signals</text:span><text:line-break/><text:line-break/><text:span text:style-name="T1">Sources<text:line-break/></text:span><text:span text:style-name="T2">Free : </text:span><text:a xlink:type="simple" xlink:href="http://blog.scoutapp.com/articles/2010/10/06/determining-free-memory-on-linux"><text:span text:style-name="T2">http://blog.scoutapp.com/articles/2010/10/06/determining-free-memory-on-linux</text:span></text:a></text:p>
      <text:p text:style-name="P3"/>
      <text:p text:style-name="P2">Questions</text:p>
      <text:p text:style-name="P3"/>
      <text:p text:style-name="P3">1. A user types kill -9 11287 at a bash prompt. What is the probable intent, assuming the </text:p>
      <text:p text:style-name="P3">user typed the correct command? </text:p>
      <text:p text:style-name="P3">A. To cut off a network connection using TCP port 11287 </text:p>
      <text:p text:style-name="P3">B. To display the number of processes that have been killed with signal 11287 in the last </text:p>
      <text:p text:style-name="P3">nine days </text:p>
      <text:p text:style-name="P3">C. To cause a server with process ID 11287 to reload its configuration file </text:p>
      <text:p text:style-name="P3">D. <text:span text:style-name="T11">To terminate a misbehaving or hung program with process ID 11287</text:span> </text:p>
      <text:p text:style-name="P3">E. To increase the priority of the program running with process ID 11287<text:line-break/><text:line-break/>2. What programs might you use to learn what your system’s load average is? (Select two.) </text:p>
      <text:p text:style-name="P3">A. ld </text:p>
      <text:p text:style-name="P3">B. load </text:p>
      <text:p text:style-name="P3"><text:soft-page-break/>C. <text:span text:style-name="T11">top </text:span></text:p>
      <text:p text:style-name="P3">D. <text:span text:style-name="T11">uptime</text:span> </text:p>
      <text:p text:style-name="P3">E. la <text:line-break/><text:line-break/>3. Which of the following commands creates a display of processes, showing the parent-child </text:p>
      <text:p text:style-name="P3">relationships through links between their names? </text:p>
      <text:p text:style-name="P3">A. <text:span text:style-name="T11">ps --forest </text:span></text:p>
      <text:p text:style-name="P3">B. ps aux </text:p>
      <text:p text:style-name="P3">C. ps -e </text:p>
      <text:p text:style-name="P3">D. ps --tree </text:p>
      <text:p text:style-name="P3">E. All of the above <text:line-break/><text:line-break/>4. You use top to examine the CPU time being consumed by various processes on your </text:p>
      <text:p text:style-name="P3">system. You discover that one process, dfcomp, is consuming more than 90 percent of your </text:p>
      <text:p text:style-name="P3">system’s CPU time. What can you conclude? </text:p>
      <text:p text:style-name="P3">A. <text:span text:style-name="T11">Very little; dfcomp could be legitimately consuming that much CPU time, or it could be </text:span></text:p>
      <text:p text:style-name="P10">an unauthorized or malfunctioning program. </text:p>
      <text:p text:style-name="P3">B. No program should consume 90 percent of available CPU time; dfcomp is clearly mal- </text:p>
      <text:p text:style-name="P3"><text:s text:c="2"/>functioning and should be terminated. </text:p>
      <text:p text:style-name="P3">C. This is normal; dfcomp is the kernel’s main scheduling process, and it consumes any </text:p>
      <text:p text:style-name="P3"><text:s text:c="4"/>unused CPU time. </text:p>
      <text:p text:style-name="P3">D. This behavior is normal if your CPU is less powerful than a 2.5GHz EM64T Pentium, </text:p>
      <text:p text:style-name="P3"><text:s text:c="2"/>but on newer systems, no program should consume 90 percent of CPU time. </text:p>
      <text:p text:style-name="P3">E. This behavior is normal if your CPU has at least four cores, but on systems with fewer </text:p>
      <text:p text:style-name="P3"><text:s text:c="2"/>cores than this, no program should consume 90 percent of CPU time.<text:line-break/><text:line-break/><text:line-break/>5. You type jobs at a bash command prompt and receive a new command prompt with no </text:p>
      <text:p text:style-name="P3">intervening output. What can you conclude? </text:p>
      <text:p text:style-name="P3">A. The total CPU time used by your processes is negligible (below 0.1). </text:p>
      <text:p text:style-name="P3">B. No processes are running under your username except the shell you’re using. </text:p>
      <text:p text:style-name="P3">C. The jobs shell is installed and working correctly on the system. </text:p>
      <text:p text:style-name="P3">D. The system has crashed; jobs normally returns a large number of running processes. </text:p>
      <text:p text:style-name="P3">E. <text:span text:style-name="T11">No background processes are running that were launched from the shell you’re using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6:34</meta:creation-date>
    <dc:date>2014-08-30T13:58:15</dc:date>
    <dc:creator>David </dc:creator>
    <meta:editing-duration>PT19H27M42S</meta:editing-duration>
    <meta:editing-cycles>124</meta:editing-cycles>
    <meta:generator>LibreOffice/3.5$Linux_X86_64 LibreOffice_project/350m1$Build-2</meta:generator>
    <meta:document-statistic meta:table-count="0" meta:image-count="0" meta:object-count="0" meta:page-count="4" meta:paragraph-count="58" meta:word-count="1200" meta:character-count="6806" meta:non-whitespace-character-count="5587"/>
  </office:meta>
</office:document-meta>
</file>